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-Regular" svg:font-family="Nunito-Regular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bfb3" officeooo:paragraph-rsid="001bbfb3"/>
    </style:style>
    <style:style style:name="P2" style:family="paragraph" style:parent-style-name="Standard">
      <style:text-properties officeooo:rsid="001cc03d" officeooo:paragraph-rsid="001cc03d"/>
    </style:style>
    <style:style style:name="P3" style:family="paragraph" style:parent-style-name="Standard">
      <style:text-properties style:font-name="Nunito-Regular" fo:font-size="12pt" officeooo:paragraph-rsid="001bbfb3" style:font-size-asian="12pt"/>
    </style:style>
    <style:style style:name="P4" style:family="paragraph" style:parent-style-name="Standard" style:list-style-name="L1">
      <style:text-properties officeooo:rsid="001cc03d" officeooo:paragraph-rsid="001cc03d"/>
    </style:style>
    <style:style style:name="P5" style:family="paragraph" style:parent-style-name="Standard">
      <style:text-properties officeooo:rsid="001cc03d" officeooo:paragraph-rsid="001cc03d"/>
    </style:style>
    <style:style style:name="T1" style:family="text">
      <style:text-properties officeooo:rsid="001cc03d"/>
    </style:style>
    <style:style style:name="T2" style:family="text">
      <style:text-properties style:font-name="Nunito-Regular"/>
    </style:style>
    <style:style style:name="T3" style:family="text">
      <style:text-properties officeooo:rsid="001df25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Über</text:p>
      <text:p text:style-name="P1"/>
      <text:p text:style-name="P3"/>
      <text:p text:style-name="P2">Hi, mein Name ist Anael Wirtl. </text:p>
      <text:p text:style-name="P2">Ich arbeite als Fotograf in ganz Österreich</text:p>
      <text:p text:style-name="Standard"><text:span text:style-name="T1">Verlässlichkeit</text:span> und Qualität stehen <text:span text:style-name="T1">bei mir</text:span> an erster Stelle.</text:p>
      <text:p text:style-name="Standard"><text:span text:style-name="T1">Während meines </text:span>Studium<text:span text:style-name="T1">s</text:span> an der Ortsweinschule Graz <text:span text:style-name="T1">für <text:s/></text:span>Fine Art Photography and Multimedia Art <text:span text:style-name="T2">lernte ich nicht nur den</text:span></text:p>
      <text:p text:style-name="Standard">perfekten technischen Umgang mit Kamera, Licht, Postproduktion und Druck, sondern</text:p>
      <text:p text:style-name="Standard">auch, eine <text:span text:style-name="T1">gute </text:span>Idee gestalterisch hochwertig umzusetzen.</text:p>
      <text:p text:style-name="P1"/>
      <text:p text:style-name="P2">Hier ein<text:span text:style-name="T3">ige</text:span> Ausstellungen, an denen ich <text:span text:style-name="T3">teilgenommen habe</text:span>:</text:p>
      <text:p text:style-name="P2"/>
      <text:list text:style-name="L1">
        <text:list-item>
          <text:p text:style-name="P4">Blitzbündel Graz</text:p>
        </text:list-item>
        <text:list-item>
          <text:p text:style-name="P4">photo graz 020</text:p>
        </text:list-item>
        <text:list-item>
          <text:p text:style-name="P4">wahr-nehmung Künstlerdorf Burgenland</text:p>
        </text:list-item>
      </text:list>
      <text:p text:style-name="P2"/>
      <text:p text:style-name="P2"/>
      <text:p text:style-name="P2">.section-background{</text:p>
      <text:p text:style-name="P2"><text:s text:c="2"/>background-image:url(https://images.squarespace-cdn.com/content/v1/63cab196820ac9210a4e78c9/6be935f1-f1d4-4e1d-8caa-548d6be31c00/hintergrund1hell.jpg);</text:p>
      <text:p text:style-name="P2"><text:s/>background-size:cover;</text:p>
      <text:p text:style-name="P2"><text:s text:c="2"/>opacity:0.5;</text:p>
      <text:p text:style-name="P2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unito-Regular" svg:font-family="Nunito-Regular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AT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AT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5T17:04:05.333000000</meta:creation-date>
    <dc:date>2023-01-25T14:59:53.588000000</dc:date>
    <meta:editing-duration>PT7H21M17S</meta:editing-duration>
    <meta:editing-cycles>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6" meta:word-count="83" meta:character-count="735" meta:non-whitespace-character-count="664"/>
  </office:meta>
</office:document-meta>
</file>